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380000063AF000027142D54862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30000061BA0000213875A8900B.svm"/>
  <manifest:file-entry manifest:media-type="" manifest:full-path="Pictures/20000738000065A300003C907F5799CF.svm"/>
  <manifest:file-entry manifest:media-type="image/png" manifest:full-path="Pictures/10000201000000210000002ACD96D76B.png"/>
  <manifest:file-entry manifest:media-type="application/binary" manifest:full-path="Scripts/beanshell/"/>
  <manifest:file-entry manifest:media-type="application/binary" manifest:full-path="Scripts/"/>
  <manifest:file-entry manifest:media-type="text/xml" manifest:full-path="Basic/Standard/Template4.xml"/>
  <manifest:file-entry manifest:media-type="text/xml" manifest:full-path="Basic/Standard/Template3a.xml"/>
  <manifest:file-entry manifest:media-type="text/xml" manifest:full-path="Basic/Standard/Template5.xml"/>
  <manifest:file-entry manifest:media-type="text/xml" manifest:full-path="Basic/Standard/Template6.xml"/>
  <manifest:file-entry manifest:media-type="text/xml" manifest:full-path="Basic/Standard/Template3b.xml"/>
  <manifest:file-entry manifest:media-type="text/xml" manifest:full-path="Basic/Standard/Template7.xml"/>
  <manifest:file-entry manifest:media-type="text/xml" manifest:full-path="Basic/Standard/script-lb.xml"/>
  <manifest:file-entry manifest:media-type="text/xml" manifest:full-path="Basic/Standard/Template8.xml"/>
  <manifest:file-entry manifest:media-type="text/xml" manifest:full-path="Basic/Standard/Template1.xml"/>
  <manifest:file-entry manifest:media-type="text/xml" manifest:full-path="Basic/Standard/Template9.xml"/>
  <manifest:file-entry manifest:media-type="text/xml" manifest:full-path="Basic/Standard/Module1.xml"/>
  <manifest:file-entry manifest:media-type="text/xml" manifest:full-path="Basic/Standard/Template2.xml"/>
  <manifest:file-entry manifest:media-type="text/xml" manifest:full-path="Basic/ConfigTool/Mfinal.xml"/>
  <manifest:file-entry manifest:media-type="text/xml" manifest:full-path="Basic/ConfigTool/M3f.xml"/>
  <manifest:file-entry manifest:media-type="text/xml" manifest:full-path="Basic/ConfigTool/_UItexts.xml"/>
  <manifest:file-entry manifest:media-type="text/xml" manifest:full-path="Basic/ConfigTool/M1a.xml"/>
  <manifest:file-entry manifest:media-type="text/xml" manifest:full-path="Basic/ConfigTool/M0.xml"/>
  <manifest:file-entry manifest:media-type="text/xml" manifest:full-path="Basic/ConfigTool/M1b.xml"/>
  <manifest:file-entry manifest:media-type="text/xml" manifest:full-path="Basic/ConfigTool/M1c.xml"/>
  <manifest:file-entry manifest:media-type="text/xml" manifest:full-path="Basic/ConfigTool/M3a.xml"/>
  <manifest:file-entry manifest:media-type="text/xml" manifest:full-path="Basic/ConfigTool/Starter.xml"/>
  <manifest:file-entry manifest:media-type="text/xml" manifest:full-path="Basic/ConfigTool/Infos.xml"/>
  <manifest:file-entry manifest:media-type="text/xml" manifest:full-path="Basic/ConfigTool/M3b.xml"/>
  <manifest:file-entry manifest:media-type="text/xml" manifest:full-path="Basic/ConfigTool/Obsolete.xml"/>
  <manifest:file-entry manifest:media-type="text/xml" manifest:full-path="Basic/ConfigTool/Utilities.xml"/>
  <manifest:file-entry manifest:media-type="text/xml" manifest:full-path="Basic/ConfigTool/script-lb.xml"/>
  <manifest:file-entry manifest:media-type="text/xml" manifest:full-path="Basic/ConfigTool/M1d.xml"/>
  <manifest:file-entry manifest:media-type="text/xml" manifest:full-path="Basic/ConfigTool/Data.xml"/>
  <manifest:file-entry manifest:media-type="text/xml" manifest:full-path="Basic/ConfigTool/M1e.xml"/>
  <manifest:file-entry manifest:media-type="text/xml" manifest:full-path="Basic/ConfigTool/zip.xml"/>
  <manifest:file-entry manifest:media-type="text/xml" manifest:full-path="Basic/ConfigTool/M3c.xml"/>
  <manifest:file-entry manifest:media-type="text/xml" manifest:full-path="Basic/ConfigTool/HelpHelper.xml"/>
  <manifest:file-entry manifest:media-type="text/xml" manifest:full-path="Basic/ConfigTool/M1f.xml"/>
  <manifest:file-entry manifest:media-type="text/xml" manifest:full-path="Basic/ConfigTool/M3d.xml"/>
  <manifest:file-entry manifest:media-type="text/xml" manifest:full-path="Basic/ConfigTool/M2a.xml"/>
  <manifest:file-entry manifest:media-type="text/xml" manifest:full-path="Basic/ConfigTool/M1g.xml"/>
  <manifest:file-entry manifest:media-type="text/xml" manifest:full-path="Basic/ConfigTool/M3e.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file-entry manifest:media-type="text/xml" manifest:full-path="Dialogs/dialog-lc.xml"/>
  <manifest:file-entry manifest:media-type="text/xml" manifest:full-path="Dialogs/Standard/dialog-lb.xml"/>
  <manifest:file-entry manifest:media-type="text/xml" manifest:full-path="Dialogs/ConfigTool/dialog-lb.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mm" table:align="center"/>
    </style:style>
    <style:style style:name="Tableau3.A" style:family="table-column">
      <style:table-column-properties style:column-width="43.39mm"/>
    </style:style>
    <style:style style:name="Tableau3.B" style:family="table-column">
      <style:table-column-properties style:column-width="76.62mm"/>
    </style:style>
    <style:style style:name="Tableau3.A1" style:family="table-cell">
      <style:table-cell-properties fo:padding="0.97mm" fo:border-left="0.02mm solid #000000" fo:border-right="none" fo:border-top="0.02mm solid #000000" fo:border-bottom="0.02mm solid #000000"/>
    </style:style>
    <style:style style:name="Tableau3.B1" style:family="table-cell">
      <style:table-cell-properties fo:padding="0.97mm" fo:border="0.02mm solid #000000"/>
    </style:style>
    <style:style style:name="Tableau3.A2" style:family="table-cell">
      <style:table-cell-properties fo:padding="0.97mm" fo:border-left="0.02mm solid #000000" fo:border-right="none" fo:border-top="none" fo:border-bottom="0.02mm solid #000000"/>
    </style:style>
    <style:style style:name="Tableau3.B2" style:family="table-cell">
      <style:table-cell-properties fo:padding="0.97mm" fo:border-left="0.02mm solid #000000" fo:border-right="0.02mm solid #000000" fo:border-top="none" fo:border-bottom="0.02mm solid #000000"/>
    </style:style>
    <style:style style:name="Tableau2" style:family="table">
      <style:table-properties style:width="183.9mm" table:align="margins"/>
    </style:style>
    <style:style style:name="Tableau2.A" style:family="table-column">
      <style:table-column-properties style:column-width="40.38mm" style:rel-column-width="14391*"/>
    </style:style>
    <style:style style:name="Tableau2.B" style:family="table-column">
      <style:table-column-properties style:column-width="34.93mm" style:rel-column-width="12445*"/>
    </style:style>
    <style:style style:name="Tableau2.C" style:family="table-column">
      <style:table-column-properties style:column-width="35.49mm" style:rel-column-width="12649*"/>
    </style:style>
    <style:style style:name="Tableau2.D" style:family="table-column">
      <style:table-column-properties style:column-width="73.1mm" style:rel-column-width="26050*"/>
    </style:style>
    <style:style style:name="Tableau2.A1" style:family="table-cell">
      <style:table-cell-properties fo:padding="0.97mm" fo:border-left="0.02mm solid #000000" fo:border-right="none" fo:border-top="0.02mm solid #000000" fo:border-bottom="0.02mm solid #000000"/>
    </style:style>
    <style:style style:name="Tableau2.D1" style:family="table-cell">
      <style:table-cell-properties fo:padding="0.97mm" fo:border="0.02mm solid #000000"/>
    </style:style>
    <style:style style:name="Tableau2.A2" style:family="table-cell">
      <style:table-cell-properties fo:padding="0.97mm" fo:border-left="0.02mm solid #000000" fo:border-right="none" fo:border-top="none" fo:border-bottom="0.02mm solid #000000"/>
    </style:style>
    <style:style style:name="Tableau2.D2" style:family="table-cell">
      <style:table-cell-properties fo:padding="0.97mm" fo:border-left="0.02mm solid #000000" fo:border-right="0.02mm solid #000000" fo:border-top="none" fo:border-bottom="0.02mm solid #000000"/>
    </style:style>
    <style:style style:name="Tableau1" style:family="table">
      <style:table-properties style:width="183.9mm" table:align="margins"/>
    </style:style>
    <style:style style:name="Tableau1.A" style:family="table-column">
      <style:table-column-properties style:column-width="36.95mm" style:rel-column-width="13166*"/>
    </style:style>
    <style:style style:name="Tableau1.B" style:family="table-column">
      <style:table-column-properties style:column-width="43.52mm" style:rel-column-width="15506*"/>
    </style:style>
    <style:style style:name="Tableau1.C" style:family="table-column">
      <style:table-column-properties style:column-width="103.45mm" style:rel-column-width="36863*"/>
    </style:style>
    <style:style style:name="Tableau1.A1" style:family="table-cell">
      <style:table-cell-properties fo:padding="0.97mm" fo:border-left="0.02mm solid #000000" fo:border-right="none" fo:border-top="0.02mm solid #000000" fo:border-bottom="0.02mm solid #000000"/>
    </style:style>
    <style:style style:name="Tableau1.C1" style:family="table-cell">
      <style:table-cell-properties fo:padding="0.97mm" fo:border="0.02mm solid #000000"/>
    </style:style>
    <style:style style:name="Tableau1.A2" style:family="table-cell">
      <style:table-cell-properties fo:padding="0.97mm" fo:border-left="0.02mm solid #000000" fo:border-right="none" fo:border-top="none" fo:border-bottom="0.02mm solid #000000"/>
    </style:style>
    <style:style style:name="Tableau1.C2" style:family="table-cell">
      <style:table-cell-properties fo:padding="0.97mm" fo:border-left="0.02mm solid #000000" fo:border-right="0.02mm solid #000000" fo:border-top="none" fo:border-bottom="0.02mm solid #000000"/>
    </style:style>
    <style:style style:name="Table1" style:family="table">
      <style:table-properties style:width="183.96mm" fo:margin-left="0mm" fo:margin-right="-0.05mm" table:align="margins"/>
    </style:style>
    <style:style style:name="Table1.A" style:family="table-column">
      <style:table-column-properties style:column-width="81.88mm" style:rel-column-width="29170*"/>
    </style:style>
    <style:style style:name="Table1.B" style:family="table-column">
      <style:table-column-properties style:column-width="28.45mm" style:rel-column-width="10137*"/>
    </style:style>
    <style:style style:name="Table1.C" style:family="table-column">
      <style:table-column-properties style:column-width="73.62mm" style:rel-column-width="26228*"/>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data-style-name="N0">
      <style:table-cell-properties style:vertical-align="bottom" fo:padding="0.97mm" fo:border-left="0.02mm solid #000000" fo:border-right="none" fo:border-top="none" fo:border-bottom="0.02mm solid #000000"/>
    </style:style>
    <style:style style:name="Table1.C2" style:family="table-cell">
      <style:table-cell-properties style:vertical-align="top" fo:padding="0.97mm" fo:border-left="0.02mm solid #000000" fo:border-right="0.02mm solid #000000" fo:border-top="none" fo:border-bottom="0.02mm solid #000000"/>
    </style:style>
    <style:style style:name="Table1.B3" style:family="table-cell" style:data-style-name="N37">
      <style:table-cell-properties style:vertical-align="bottom" fo:padding="0.97mm" fo:border-left="0.02mm solid #000000" fo:border-right="none" fo:border-top="none" fo:border-bottom="0.02mm solid #000000"/>
    </style:style>
    <style:style style:name="Table1.C3" style:family="table-cell">
      <style:table-cell-properties fo:padding="0.97mm" fo:border-left="0.02mm solid #000000" fo:border-right="0.02mm solid #000000" fo:border-top="none" fo:border-bottom="0.02mm solid #000000"/>
    </style:style>
    <style:style style:name="P1" style:family="paragraph" style:parent-style-name="Header">
      <style:paragraph-properties fo:text-align="start" style:justify-single-word="false">
        <style:tab-stops>
          <style:tab-stop style:position="99.75mm"/>
          <style:tab-stop style:position="169.99m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mm" fo:margin-right="0mm" fo:text-align="start" style:justify-single-word="false" fo:text-indent="0m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9.35mm" fo:margin-right="0.09mm" fo:text-align="start" style:justify-single-word="false" fo:text-indent="0mm" style:auto-text-indent="false"/>
    </style:style>
    <style:style style:name="P21" style:family="paragraph" style:parent-style-name="Corps_20_de_20_texte.Paragraph">
      <style:paragraph-properties fo:margin-left="6.7mm" fo:margin-right="-0.18mm" fo:text-indent="0mm" style:auto-text-indent="false"/>
    </style:style>
    <style:style style:name="P22" style:family="paragraph" style:parent-style-name="Text_20_body">
      <style:paragraph-properties loext:contextual-spacing="false" fo:margin-top="0mm" fo:margin-bottom="2.12m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1.99mm" fo:margin-bottom="2.1mm"/>
    </style:style>
    <style:style style:name="P31" style:family="paragraph" style:parent-style-name="Text_20_body">
      <style:paragraph-properties loext:contextual-spacing="false" fo:margin-top="0mm" fo:margin-bottom="10m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mm" style:type="right" style:leader-style="dotted" style:leader-text="."/>
        </style:tab-stops>
      </style:paragraph-properties>
    </style:style>
    <style:style style:name="P37" style:family="paragraph" style:parent-style-name="Contents_20_3">
      <style:paragraph-properties>
        <style:tab-stops>
          <style:tab-stop style:position="173.92mm" style:type="right" style:leader-style="dotted" style:leader-text="."/>
        </style:tab-stops>
      </style:paragraph-properties>
    </style:style>
    <style:style style:name="P38" style:family="paragraph" style:parent-style-name="Contents_20_1">
      <style:paragraph-properties>
        <style:tab-stops>
          <style:tab-stop style:position="183.9m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2"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mm" fo:margin-bottom="50.01m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mm" fo:margin-right="0mm" fo:text-indent="0mm" style:auto-text-indent="false"/>
    </style:style>
    <style:style style:name="P81" style:family="paragraph" style:parent-style-name="Text_20_body" style:list-style-name="L27">
      <style:paragraph-properties fo:margin-left="12.51mm" fo:margin-right="0mm" fo:text-indent="0mm" style:auto-text-indent="false"/>
    </style:style>
    <style:style style:name="P82" style:family="paragraph" style:parent-style-name="Text_20_body" style:list-style-name="L33">
      <style:paragraph-properties fo:margin-left="22.05mm" fo:margin-right="0mm" fo:text-indent="0mm" style:auto-text-indent="false"/>
    </style:style>
    <style:style style:name="P83" style:family="paragraph" style:parent-style-name="Corps_20_de_20_texte.Paragraph" style:list-style-name="L22">
      <style:paragraph-properties fo:margin-left="12.51mm" fo:margin-right="0mm" fo:text-indent="0mm" style:auto-text-indent="false"/>
    </style:style>
    <style:style style:name="P84"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1.5mm" fo:border="0.35m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1.5mm" fo:border="0.35m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2" fo:column-gap="3mm">
          <style:column style:rel-width="32767*" fo:start-indent="0mm" fo:end-indent="1.5mm"/>
          <style:column style:rel-width="32768*" fo:start-indent="1.5mm" fo:end-indent="0mm"/>
        </style:columns>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mm" fo:text-indent="-6.4mm" fo:margin-left="31.4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12">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mm" fo:text-indent="-6.35mm" fo:margin-left="76.2m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17">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18">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19">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20">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21">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22">
      <text:list-level-style-bullet text:level="1" text:style-name="Bullet_20_Symbols" text:bullet-char="●">
        <style:list-level-properties text:space-before="6.35mm" text:min-label-width="6.35mm"/>
        <style:text-properties style:font-name="StarSymbol"/>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23">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24">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25">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26">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27">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28">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29">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30">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31">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32">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33">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1"/>
      </text:list-level-style-bullet>
      <text:list-level-style-bullet text:level="3" text:style-name="Bullet_20_Symbols" text:bullet-char="■">
        <style:list-level-properties text:space-before="19.05mm" text:min-label-width="6.35mm"/>
        <style:text-properties style:font-name="StarSymbol1"/>
      </text:list-level-style-bullet>
      <text:list-level-style-bullet text:level="4" text:style-name="Bullet_20_Symbols" text:bullet-char="●">
        <style:list-level-properties text:space-before="25.4mm" text:min-label-width="6.35mm"/>
        <style:text-properties style:font-name="StarSymbol1"/>
      </text:list-level-style-bullet>
      <text:list-level-style-bullet text:level="5" text:style-name="Bullet_20_Symbols" text:bullet-char="○">
        <style:list-level-properties text:space-before="31.75mm" text:min-label-width="6.35mm"/>
        <style:text-properties style:font-name="StarSymbol1"/>
      </text:list-level-style-bullet>
      <text:list-level-style-bullet text:level="6" text:style-name="Bullet_20_Symbols" text:bullet-char="■">
        <style:list-level-properties text:space-before="38.1mm" text:min-label-width="6.35mm"/>
        <style:text-properties style:font-name="StarSymbol1"/>
      </text:list-level-style-bullet>
      <text:list-level-style-bullet text:level="7" text:style-name="Bullet_20_Symbols" text:bullet-char="●">
        <style:list-level-properties text:space-before="44.45mm" text:min-label-width="6.35mm"/>
        <style:text-properties style:font-name="StarSymbol1"/>
      </text:list-level-style-bullet>
      <text:list-level-style-bullet text:level="8" text:style-name="Bullet_20_Symbols" text:bullet-char="○">
        <style:list-level-properties text:space-before="50.8mm" text:min-label-width="6.35mm"/>
        <style:text-properties style:font-name="StarSymbol1"/>
      </text:list-level-style-bullet>
      <text:list-level-style-bullet text:level="9" text:style-name="Bullet_20_Symbols" text:bullet-char="■">
        <style:list-level-properties text:space-before="57.15mm" text:min-label-width="6.35mm"/>
        <style:text-properties style:font-name="StarSymbol1"/>
      </text:list-level-style-bullet>
      <text:list-level-style-bullet text:level="10" text:style-name="Bullet_20_Symbols" text:bullet-char="●">
        <style:list-level-properties text:space-before="63.5mm" text:min-label-width="6.35mm"/>
        <style:text-properties style:font-name="StarSymbol1"/>
      </text:list-level-style-bullet>
    </text:list-style>
    <text:list-style style:name="L34">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1.1.6.oxt&#13;&#13;26.05.2019 13:48:40&#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1.1.6.oxt&#13;&#13;26.05.2019 13:48:5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L-1.1.6.oxt&#13;&#13;26.05.2019 13:49:0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OOT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text:soft-page-break/>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479133733524023807"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8998605006736827454" text:style-name="L2">
        <text:list-item>
          <text:p text:style-name="P48">Version 2.1.2 :</text:p>
        </text:list-item>
      </text:list>
      <text:list xml:id="list6408279890094992914" text:style-name="L3">
        <text:list-item>
          <text:list>
            <text:list-item>
              <text:p text:style-name="P49">Localized help : resolved non-functional hyperlink due to API incompatibility introduced by Apache OpenOffice 4.1 (and LibreOffice 4.0).</text:p>
            </text:list-item>
          </text:list>
        </text:list-item>
      </text:list>
      <text:list xml:id="list33701654" text:continue-list="list8998605006736827454" text:style-name="L2">
        <text:list-item>
          <text:p text:style-name="P48">Version 2.1.1 :</text:p>
        </text:list-item>
      </text:list>
      <text:list xml:id="list6157996990678374575"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3697293" text:continue-list="list33701654" text:style-name="L2">
        <text:list-item>
          <text:p text:style-name="P48">Version 2.1.0 :</text:p>
        </text:list-item>
      </text:list>
      <text:list xml:id="list1645224889682006464"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3690676" text:continue-list="list33697293" text:style-name="L2">
        <text:list-item>
          <text:p text:style-name="P48">Version 2.0.0 :</text:p>
        </text:list-item>
      </text:list>
      <text:list xml:id="list4891111607165545538"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3691600" text:continue-list="list33690676" text:style-name="L2">
        <text:list-item>
          <text:p text:style-name="P48">Version 1.5.3 :</text:p>
        </text:list-item>
      </text:list>
      <text:list xml:id="list2305263443165430462"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45307300590500709"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mm" svg:y="11.04mm" svg:width="6.61mm" svg:height="6.9m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mm" draw:z-index="4">
     <draw:text-box fo:min-height="122.98m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8.02mm" svg:height="4.51mm" svg:x="23mm" svg:y="1.99mm" draw:control="control1"/><draw:control text:anchor-type="paragraph" draw:z-index="6" draw:style-name="gr1" draw:text-style-name="P85" svg:width="90mm" svg:height="4.51mm" svg:x="36mm" svg:y="1.99m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8.02mm" svg:height="4.51mm" svg:x="23.04mm" svg:y="1.99mm" draw:control="control3"/><draw:control text:anchor-type="paragraph" draw:z-index="8" draw:style-name="gr1" draw:text-style-name="P85" svg:width="90mm" svg:height="4.51mm" svg:x="36mm" svg:y="1.96mm" draw:control="control4"/>To version</text:p>
      <text:p text:style-name="Frame_20_contents"/>
      <text:p text:style-name="Frame_20_contents"/>
      <text:p text:style-name="Frame_20_contents"><draw:control text:anchor-type="paragraph" draw:z-index="9" draw:style-name="gr1" draw:text-style-name="P86" svg:width="83.62mm" svg:height="6.89mm" svg:x="36.21mm" svg:y="2.52mm" draw:control="control5"/></text:p>
      <text:p text:style-name="Frame_20_contents"/>
      <text:p text:style-name="P34">Compilation results</text:p>
      <text:p text:style-name="P34"><draw:control text:anchor-type="paragraph" draw:z-index="10" draw:style-name="gr1" draw:text-style-name="P87" svg:width="140.01mm" svg:height="40.01mm" svg:x="4mm" svg:y="3.62m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mm" draw:z-index="11">
     <draw:text-box fo:min-height="121.9m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8.02mm" svg:height="4.51mm" svg:x="23.3mm" svg:y="1.99mm" draw:control="control6"/><draw:control text:anchor-type="paragraph" draw:z-index="13" draw:style-name="gr1" draw:text-style-name="P85" svg:width="90mm" svg:height="4.51mm" svg:x="36.92mm" svg:y="1.99m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8.02mm" svg:height="4.51mm" svg:x="23.3mm" svg:y="1.99mm" draw:control="control8"/><draw:control text:anchor-type="paragraph" draw:z-index="15" draw:style-name="gr1" draw:text-style-name="P85" svg:width="90mm" svg:height="4.51mm" svg:x="36.92mm" svg:y="1.99mm" draw:control="control9"/>To version</text:p>
      <text:p text:style-name="Frame_20_contents"/>
      <text:p text:style-name="Frame_20_contents"/>
      <text:p text:style-name="Frame_20_contents"><draw:control text:anchor-type="paragraph" draw:z-index="16" draw:style-name="gr1" draw:text-style-name="P86" svg:width="83.62mm" svg:height="6.89mm" svg:x="36.74mm" svg:y="3.67mm" draw:control="control10"/></text:p>
      <text:p text:style-name="Frame_20_contents"/>
      <text:p text:style-name="P34">Compilation results</text:p>
      <text:p text:style-name="Frame_20_contents"><draw:control text:anchor-type="paragraph" draw:z-index="17" draw:style-name="gr1" draw:text-style-name="P87" svg:width="140.01mm" svg:height="40.01mm" svg:x="4mm" svg:y="3.62m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mm" draw:z-index="18">
     <draw:text-box fo:min-height="109.54m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8.02mm" svg:height="4.51mm" svg:x="23.3mm" svg:y="1.99mm" draw:control="control11"/><draw:control text:anchor-type="paragraph" draw:z-index="20" draw:style-name="gr1" draw:text-style-name="P85" svg:width="90mm" svg:height="4.51mm" svg:x="36.92mm" svg:y="1.99mm" draw:control="control12"/>From version</text:p>
      <text:p text:style-name="Frame_20_contents"/>
      <text:p text:style-name="Frame_20_contents"/>
      <text:p text:style-name="Frame_20_contents"><draw:control text:anchor-type="paragraph" draw:z-index="21" draw:style-name="gr1" draw:text-style-name="P86" svg:width="83.62mm" svg:height="6.89mm" svg:x="36.74mm" svg:y="3.49m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mm" svg:height="40.01mm" svg:x="4mm" svg:y="4.59m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344031326001447286"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8880543763364815390"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oft-page-break/><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513705754081226678"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text:soft-page-break/>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text:soft-page-break/>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43310274535818062"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text:soft-page-break/>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ext:soft-page-break/>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text:soft-page-break/>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oft-page-break/><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353895767763012828"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4847666507820315516"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mm" svg:y="3.33mm" svg:width="183.9mm" style:rel-width="100%" draw:z-index="1">
     <draw:text-box fo:min-height="62.48mm">
      <text:p text:style-name="Frame_20_contents"><draw:frame draw:style-name="fr6" draw:name="images1" text:anchor-type="paragraph" svg:width="180.87mm" svg:height="61.47m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mm" style:rel-width="100%" draw:z-index="2">
     <draw:text-box fo:min-height="48.98mm">
      <text:p text:style-name="Frame_20_contents"><draw:frame draw:style-name="fr6" draw:name="images2" text:anchor-type="paragraph" svg:width="180.87mm" svg:height="70.91m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mm" style:rel-width="100%" draw:z-index="24">
     <draw:text-box fo:min-height="40.01mm">
      <text:p text:style-name="Frame_20_contents"><draw:frame draw:style-name="fr6" draw:name="images3" text:anchor-type="paragraph" svg:width="180.87mm" svg:height="107.77m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252237438497639891"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503808193470450903"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148572478268411724" text:style-name="L17">
        <text:list-item>
          <text:p text:style-name="P63">Arg1 : <text:span text:style-name="InstructionMacro">String</text:span> : mandatory, type of control used for the button</text:p>
        </text:list-item>
      </text:list>
      <text:list xml:id="list1016690686456568153"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969489986818531871"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613133704537142561"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310123710353576369"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082522580470341270"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064895966989589501"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text:soft-page-break/>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819341105094900852"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8612283354384730959"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581766088002368579"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89160660312025706"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oft-page-break/><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044573929473492533"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6057329387949475228"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oft-page-break/><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2782384289294922412"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186013307416100797"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34279081136194485"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420431099227608976"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text:soft-page-break/>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378680351017375282"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T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penOffice typography tools for yWriter users.</text:p>
      <text:p text:style-name="tooltipText"/>
      <text:p text:style-name="tooltipLang"><text:bookmark-start text:name="__RefHeading__44467_325084090"/>Tooltip de<text:bookmark-end text:name="__RefHeading__44467_325084090"/></text:p>
      <text:p text:style-name="descrText">OpenOffice-Typographiewerkzeuge für yWriter-Anwend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penOffice typography tools for yWriter users.</text:p>
      <text:p text:style-name="descrLang"><text:bookmark-start text:name="__RefHeading__78156_325084090"/>Description de<text:bookmark-end text:name="__RefHeading__78156_325084090"/></text:p>
      <text:p text:style-name="descrText"><text:soft-page-break/>OpenOffice-Typographiewerkzeuge für yWriter-Anwend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749088038508103783"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93318474101719096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92461206674269855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71493702607583848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370121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text:soft-page-break/>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18695135112399540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6450496386059438908"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075772560276128480" text:style-name="hlp_5f_warnimg">
        <text:list-item>
          <text:p text:style-name="hlp_5f_warning">The extended tip text is optional, but the = character is mandatory. The second setURL line at top of this help <text:soft-page-break/>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text:soft-page-break/>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text:soft-page-break/>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3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text:soft-page-break/>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32</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32</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32</dc:date>
     <text:p>internal</text:p>
     <text:p>Page2</text:p>
     <text:p/>
    </office:annotation>Paragraph styles</text:p>
      <text:p text:style-name="P28"><office:annotation>
     <dc:creator>BM</dc:creator>
     <dc:date>2008-03-13T00:00:00.32</dc:date>
     <text:p>internal</text:p>
     <text:p>Page7</text:p>
     <text:p/>
    </office:annotation>Hyperlinks</text:p>
      <text:p text:style-name="hlp_5f_paragraph"><text:span text:style-name="T14"><office:annotation>
      <dc:creator>BM</dc:creator>
      <dc:date>2008-03-13T00:00:00.32</dc:date>
      <text:p>internal</text:p>
      <text:p>Page3</text:p>
      <text:p/>
     </office:annotation></text:span><text:span text:style-name="T14">Text formatting</text:span></text:p>
      <text:p text:style-name="P28"><office:annotation>
     <dc:creator>BM</dc:creator>
     <dc:date>2008-03-26T00:00:00.32</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text:soft-page-break/>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33</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33</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3</dc:date>
     <text:p>external</text:p>
     <text:p>text/swriter/main0210.xhp</text:p>
     <text:p/>
    </office:annotation><text:span text:style-name="T14">Preview topic</text:span> </text:p>
      <text:p text:style-name="hlp_5f_paragraph">This hyperlink displays <text:s/><office:annotation>
     <dc:creator>BM</dc:creator>
     <dc:date>2008-03-15T00:00:00.33</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3686838" text:continue-list="list2933184741017190962" text:style-name="hlp_5f_tag">
        <text:list-item text:start-value="1">
          <text:p text:style-name="hlp_5f_tag">index = Help editing;Images</text:p>
        </text:list-item>
      </text:list>
      <text:p text:style-name="hlp_5f_head1"><text:soft-page-break/>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3713082" text:continue-list="list3370121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34</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34</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34</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3688727" text:continue-list="list3368683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ext:soft-page-break/>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_32__20_Dots_20_1_20_Dash_20_1" draw:display-name="2 Dots 1 Dash 1" draw:style="rect" draw:dots1="3" draw:dots1-length="0.5mm" draw:dots2="2" draw:dots2-length="2mm" draw:distance="1.5mm"/>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mm" fo:margin-bottom="2.12mm"/>
    </style:style>
    <style:style style:name="Heading" style:family="paragraph" style:parent-style-name="Standard" style:next-style-name="Text_20_body" style:class="text" style:master-page-name="">
      <style:paragraph-properties loext:contextual-spacing="false" fo:margin-top="4.23mm" fo:margin-bottom="2.12m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left="4.99mm" fo:margin-right="0mm" fo:margin-top="1.01mm" fo:margin-bottom="1.01mm" fo:text-align="start" style:justify-single-word="false" fo:text-indent="0m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left="10mm" fo:margin-right="0mm" fo:margin-top="1.01mm" fo:margin-bottom="1.01mm" fo:text-indent="0m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left="14.99mm" fo:margin-right="0mm" fo:margin-top="0mm" fo:margin-bottom="1.01mm" fo:text-indent="0m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left="20mm" fo:margin-right="0mm" fo:margin-top="0mm" fo:margin-bottom="0mm" fo:text-indent="0m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left="24.99mm" fo:margin-right="0mm" fo:margin-top="0mm" fo:margin-bottom="0mm" fo:text-indent="0m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left="8.01mm" fo:margin-right="0mm" fo:margin-top="0mm" fo:margin-bottom="0mm" fo:text-indent="0m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left="24.99mm" fo:margin-right="0mm" fo:margin-top="0mm" fo:margin-bottom="4.23mm" fo:text-indent="-4.99mm" style:auto-text-indent="false"/>
    </style:style>
    <style:style style:name="List_20_5" style:display-name="List 5" style:family="paragraph" style:parent-style-name="List" style:class="list">
      <style:paragraph-properties loext:contextual-spacing="false" fo:margin-left="31.75mm" fo:margin-right="0mm" fo:margin-top="0mm" fo:margin-bottom="2.12mm" fo:text-indent="-6.35mm" style:auto-text-indent="false"/>
    </style:style>
    <style:style style:name="Head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2.12mm" fo:margin-bottom="2.12m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left="0mm" fo:margin-right="0mm" fo:margin-top="1.99mm" fo:margin-bottom="0mm" fo:text-indent="0mm" style:auto-text-indent="false" style:page-number="auto">
        <style:tab-stops>
          <style:tab-stop style:position="169.99m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left="4.99mm" fo:margin-right="0mm" fo:margin-top="1.01mm" fo:margin-bottom="0mm" fo:text-indent="0mm" style:auto-text-indent="false">
        <style:tab-stops>
          <style:tab-stop style:position="164.99m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0m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left="14.98mm" fo:margin-right="0mm" fo:margin-top="0.49mm" fo:margin-bottom="0.49mm" fo:text-indent="0mm" style:auto-text-indent="false">
        <style:tab-stops>
          <style:tab-stop style:position="155.01m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left="19.97mm" fo:margin-right="0mm" fo:margin-top="0mm" fo:margin-bottom="0mm" fo:text-indent="0mm" style:auto-text-indent="false">
        <style:tab-stops>
          <style:tab-stop style:position="150.02m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left="0mm" fo:margin-right="0mm" fo:margin-top="2.47mm" fo:margin-bottom="2.47mm" fo:text-indent="0mm" style:auto-text-indent="false" style:page-number="auto"/>
    </style:style>
    <style:style style:name="Corps_20_de_20_texte.TextInTable" style:display-name="Corps de texte.TextInTable" style:family="paragraph" style:parent-style-name="Table_20_Contents">
      <style:paragraph-properties loext:contextual-spacing="false" fo:margin-left="0mm" fo:margin-right="0mm" fo:margin-top="0mm" fo:margin-bottom="0mm" fo:text-indent="0m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0mm" style:leader-style="dotted" style:leader-text="."/>
        </style:tab-stops>
      </style:paragraph-properties>
    </style:style>
    <style:style style:name="TitreDoc" style:family="paragraph" style:parent-style-name="Standard" style:next-style-name="Standard">
      <style:paragraph-properties loext:contextual-spacing="false" fo:margin-left="10mm" fo:margin-right="10mm" fo:margin-top="10mm" fo:margin-bottom="4.99mm" fo:line-height="150%" fo:text-align="center" style:justify-single-word="false" fo:text-indent="0m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left="20mm" fo:margin-right="20mm" fo:margin-top="20mm" fo:margin-bottom="20mm" fo:text-align="center" style:justify-single-word="false" fo:text-indent="0mm" style:auto-text-indent="false"/>
      <style:text-properties style:font-name="Arial3" fo:font-size="16pt"/>
    </style:style>
    <style:style style:name="licenseText" style:family="paragraph" style:parent-style-name="Standard" style:master-page-name="">
      <style:paragraph-properties loext:contextual-spacing="false" fo:margin-left="14.99mm" fo:margin-right="14.99mm" fo:margin-top="0mm" fo:margin-bottom="0mm" fo:text-indent="0m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left="14.99mm" fo:margin-right="14.99mm" fo:margin-top="0mm" fo:margin-bottom="0mm" fo:text-indent="0m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left="14.99mm" fo:margin-right="14.99mm" fo:margin-top="4.99mm" fo:margin-bottom="1.99mm" fo:orphans="2" fo:text-indent="10mm" style:auto-text-indent="false" style:page-number="auto" fo:break-before="auto" fo:break-after="auto" fo:background-color="transparent" fo:padding="0mm" fo:border-left="none" fo:border-right="none" fo:border-top="none" fo:border-bottom="0.18m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left="14.99mm" fo:margin-right="14.99mm" fo:margin-top="1.99mm" fo:margin-bottom="1.99mm" fo:orphans="2" fo:text-indent="10mm" style:auto-text-indent="false" style:page-number="auto" fo:break-before="page" fo:background-color="transparent" fo:padding="0mm" fo:border-left="none" fo:border-right="none" fo:border-top="none" fo:border-bottom="0.18m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left="20mm" fo:margin-right="0mm" fo:margin-top="0mm" fo:margin-bottom="0mm" fo:text-indent="0mm" style:auto-text-indent="false">
        <style:tab-stops>
          <style:tab-stop style:position="150.94m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left="20mm" fo:margin-right="0mm" fo:margin-top="0mm" fo:margin-bottom="0mm" fo:text-indent="0mm" style:auto-text-indent="false">
        <style:tab-stops>
          <style:tab-stop style:position="145.94m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left="34.94mm" fo:margin-right="0mm" fo:margin-top="0mm" fo:margin-bottom="0mm" fo:text-indent="0mm" style:auto-text-indent="false">
        <style:tab-stops>
          <style:tab-stop style:position="140.95m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left="39.93mm" fo:margin-right="0mm" fo:margin-top="0mm" fo:margin-bottom="0mm" fo:text-indent="0mm" style:auto-text-indent="false">
        <style:tab-stops>
          <style:tab-stop style:position="135.96m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left="44.93mm" fo:margin-right="0mm" fo:margin-top="0mm" fo:margin-bottom="0mm" fo:text-indent="0mm" style:auto-text-indent="false">
        <style:tab-stops>
          <style:tab-stop style:position="130.97m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left="0mm" fo:margin-right="0mm" fo:margin-top="0mm" fo:margin-bottom="4.99mm" fo:text-indent="10mm" style:auto-text-indent="false" style:page-number="auto" fo:break-before="page" fo:background-color="transparent" fo:padding="1.5mm" fo:border-left="none" fo:border-right="none" fo:border-top="none" fo:border-bottom="0.18m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49mm" fo:margin-bottom="0.49mm" fo:line-height="100%" style:page-number="auto" fo:background-color="transparent" fo:padding="0m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0mm" fo:margin-bottom="1.99mm" fo:line-height="100%" fo:text-align="center" style:justify-single-word="false" style:page-number="auto" fo:background-color="#ccffff" fo:padding="1.01mm" fo:border-left="none" fo:border-right="0.88mm solid #000080" fo:border-top="0.88m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41mm" fo:margin-bottom="0.41mm" fo:line-height="100%" fo:text-align="start" style:justify-single-word="false" style:page-number="auto" fo:background-color="transparent" fo:padding="0m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4.2mm" fo:margin-bottom="1.61mm" fo:line-height="100%" fo:text-align="start" style:justify-single-word="false" style:page-number="auto" fo:background-color="transparent" fo:padding="1.61mm" fo:border-left="none" fo:border-right="none" fo:border-top="none" fo:border-bottom="0.02m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4.2mm" fo:margin-bottom="1.8mm" fo:line-height="100%" fo:text-align="start" style:justify-single-word="false" style:page-number="auto" fo:background-color="transparent" fo:padding="0m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4.2mm" fo:margin-bottom="1.8mm" fo:line-height="100%" fo:text-align="start" style:justify-single-word="false" style:page-number="auto" fo:background-color="transparent" fo:padding="0m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4.2mm" fo:margin-bottom="1.8mm" fo:line-height="100%" fo:text-align="start" style:justify-single-word="false" style:page-number="auto" fo:background-color="transparent" fo:padding="0m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4.2mm" fo:margin-bottom="1.8mm" fo:line-height="100%" fo:text-align="start" style:justify-single-word="false" style:page-number="auto" fo:background-color="transparent" fo:padding="0m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41mm" fo:margin-bottom="0.41mm" fo:line-height="100%" fo:text-align="start" style:justify-single-word="false" style:page-number="auto" fo:background-color="transparent" fo:padding="0m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4.2mm" fo:margin-bottom="1.8mm" fo:line-height="100%" fo:text-align="start" style:justify-single-word="false" style:page-number="auto" fo:background-color="transparent" fo:padding="0m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left="0mm" fo:margin-right="0mm" fo:margin-top="4.99mm" fo:margin-bottom="1.01mm" fo:line-height="100%" fo:text-align="start" style:justify-single-word="false" fo:text-indent="0mm" style:auto-text-indent="false" style:page-number="auto" fo:background-color="#ccffff" fo:padding="0m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left="0mm" fo:margin-right="0mm" fo:margin-top="1.99mm" fo:margin-bottom="1.99mm" fo:line-height="100%" fo:text-align="start" style:justify-single-word="false" fo:text-indent="0mm" style:auto-text-indent="false" style:page-number="auto" fo:background-color="transparent" fo:padding="0m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left="0mm" fo:margin-right="0mm" fo:margin-top="1.99mm" fo:margin-bottom="1.99mm" fo:line-height="100%" fo:text-align="start" style:justify-single-word="false" fo:text-indent="0mm" style:auto-text-indent="false" style:page-number="auto" fo:background-color="transparent" fo:padding="0m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left="0mm" fo:margin-right="0mm" fo:margin-top="1.99mm" fo:margin-bottom="1.99mm" fo:line-height="100%" fo:text-align="start" style:justify-single-word="false" fo:keep-together="always" fo:text-indent="0mm" style:auto-text-indent="false" style:page-number="auto" fo:background-color="transparent" fo:padding="0m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left="0mm" fo:margin-right="0mm" fo:margin-top="0.49mm" fo:margin-bottom="0.49mm" fo:line-height="100%" fo:text-align="start" style:justify-single-word="false" fo:keep-together="auto" fo:text-indent="0mm" style:auto-text-indent="false" style:page-number="auto" fo:background-color="transparent" fo:padding="0m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left="0mm" fo:margin-right="0mm" fo:margin-top="0.49mm" fo:margin-bottom="0.49mm" fo:line-height="100%" fo:text-align="start" style:justify-single-word="false" fo:keep-together="auto" fo:text-indent="0mm" style:auto-text-indent="false" style:page-number="auto" fo:background-color="transparent" fo:padding="0m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4.2mm" fo:margin-bottom="0.49mm" style:page-number="auto" fo:padding="0.49mm" fo:border-left="none" fo:border-right="none" fo:border-top="0.18m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1.01mm" fo:margin-bottom="1.01mm" fo:keep-together="auto" style:page-number="auto" fo:break-before="auto" fo:break-after="auto" fo:background-color="#83caff" fo:padding="1.01mm" fo:border-left="none" fo:border-right="none" fo:border-top="0.88mm solid #000080" fo:border-bottom="0.88mm solid #000080" style:shadow="none" fo:keep-with-next="always">
        <style:tab-stops>
          <style:tab-stop style:position="10mm"/>
          <style:tab-stop style:position="20mm"/>
          <style:tab-stop style:position="30mm"/>
          <style:tab-stop style:position="40.01mm"/>
          <style:tab-stop style:position="50.01mm"/>
          <style:tab-stop style:position="60.01mm"/>
          <style:tab-stop style:position="70.01m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1.99mm"/>
      </text:outline-level-style>
      <text:outline-level-style text:level="5" style:num-format="">
        <style:list-level-properties text:min-label-distance="1.01m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4.99mm"/>
      </text:list-level-style-number>
      <text:list-level-style-number text:level="2" text:style-name="Numbering_20_Symbols" style:num-suffix="." style:num-format="1">
        <style:list-level-properties text:space-before="5.01mm" text:min-label-width="4.99mm"/>
      </text:list-level-style-number>
      <text:list-level-style-number text:level="3" text:style-name="Numbering_20_Symbols" style:num-suffix="." style:num-format="1">
        <style:list-level-properties text:space-before="10mm" text:min-label-width="4.99mm"/>
      </text:list-level-style-number>
      <text:list-level-style-number text:level="4" text:style-name="Numbering_20_Symbols" style:num-suffix="." style:num-format="1">
        <style:list-level-properties text:space-before="15.01mm" text:min-label-width="4.99mm"/>
      </text:list-level-style-number>
      <text:list-level-style-number text:level="5" text:style-name="Numbering_20_Symbols" style:num-suffix="." style:num-format="1">
        <style:list-level-properties text:space-before="20mm" text:min-label-width="4.99mm"/>
      </text:list-level-style-number>
      <text:list-level-style-number text:level="6" text:style-name="Numbering_20_Symbols" style:num-suffix="." style:num-format="1">
        <style:list-level-properties text:space-before="25.01mm" text:min-label-width="4.99mm"/>
      </text:list-level-style-number>
      <text:list-level-style-number text:level="7" text:style-name="Numbering_20_Symbols" style:num-suffix="." style:num-format="1">
        <style:list-level-properties text:space-before="30.01mm" text:min-label-width="4.99mm"/>
      </text:list-level-style-number>
      <text:list-level-style-number text:level="8" text:style-name="Numbering_20_Symbols" style:num-suffix="." style:num-format="1">
        <style:list-level-properties text:space-before="35.02mm" text:min-label-width="4.99mm"/>
      </text:list-level-style-number>
      <text:list-level-style-number text:level="9" text:style-name="Numbering_20_Symbols" style:num-suffix="." style:num-format="1">
        <style:list-level-properties text:space-before="40.01mm" text:min-label-width="4.99mm"/>
      </text:list-level-style-number>
      <text:list-level-style-number text:level="10" text:style-name="Numbering_20_Symbols" style:num-suffix="." style:num-format="1">
        <style:list-level-properties text:space-before="45.02mm" text:min-label-width="4.99mm"/>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Numbering_20_3" style:display-name="Numbering 3">
      <text:list-level-style-number text:level="1" text:style-name="Numbering_20_Symbols" style:num-format="1">
        <style:list-level-properties text:min-label-width="30mm"/>
      </text:list-level-style-number>
      <text:list-level-style-number text:level="2" text:style-name="Numbering_20_Symbols" style:num-format="1" text:start-value="2">
        <style:list-level-properties text:space-before="30.01mm" text:min-label-width="30mm"/>
      </text:list-level-style-number>
      <text:list-level-style-number text:level="3" text:style-name="Numbering_20_Symbols" style:num-format="1" text:start-value="3">
        <style:list-level-properties text:space-before="60.01mm" text:min-label-width="30mm"/>
      </text:list-level-style-number>
      <text:list-level-style-number text:level="4" text:style-name="Numbering_20_Symbols" style:num-format="1" text:start-value="4">
        <style:list-level-properties text:space-before="90.02mm" text:min-label-width="30mm"/>
      </text:list-level-style-number>
      <text:list-level-style-number text:level="5" text:style-name="Numbering_20_Symbols" style:num-format="1" text:start-value="5">
        <style:list-level-properties text:space-before="120.02mm" text:min-label-width="30mm"/>
      </text:list-level-style-number>
      <text:list-level-style-number text:level="6" text:style-name="Numbering_20_Symbols" style:num-format="1" text:start-value="6">
        <style:list-level-properties text:space-before="150.02mm" text:min-label-width="30mm"/>
      </text:list-level-style-number>
      <text:list-level-style-number text:level="7" text:style-name="Numbering_20_Symbols" style:num-format="1" text:start-value="7">
        <style:list-level-properties text:space-before="180.03mm" text:min-label-width="30mm"/>
      </text:list-level-style-number>
      <text:list-level-style-number text:level="8" text:style-name="Numbering_20_Symbols" style:num-format="1" text:start-value="8">
        <style:list-level-properties text:space-before="210.03mm" text:min-label-width="30mm"/>
      </text:list-level-style-number>
      <text:list-level-style-number text:level="9" text:style-name="Numbering_20_Symbols" style:num-format="1" text:start-value="9">
        <style:list-level-properties text:space-before="240.03mm" text:min-label-width="30mm"/>
      </text:list-level-style-number>
      <text:list-level-style-number text:level="10" text:style-name="Numbering_20_Symbols" style:num-format="1" text:start-value="10">
        <style:list-level-properties text:space-before="270.04mm" text:min-label-width="30mm"/>
      </text:list-level-style-number>
    </text:list-style>
    <text:list-style style:name="Numbering_20_4" style:display-name="Numbering 4">
      <text:list-level-style-number text:level="1" text:style-name="Numbering_20_Symbols" style:num-suffix="." style:num-format="I">
        <style:list-level-properties text:min-label-width="4.99mm"/>
      </text:list-level-style-number>
      <text:list-level-style-number text:level="2" text:style-name="Numbering_20_Symbols" style:num-suffix="." style:num-format="I" text:start-value="2">
        <style:list-level-properties text:space-before="5.01mm" text:min-label-width="4.99mm"/>
      </text:list-level-style-number>
      <text:list-level-style-number text:level="3" text:style-name="Numbering_20_Symbols" style:num-suffix="." style:num-format="I" text:start-value="3">
        <style:list-level-properties text:space-before="10mm" text:min-label-width="4.99mm"/>
      </text:list-level-style-number>
      <text:list-level-style-number text:level="4" text:style-name="Numbering_20_Symbols" style:num-suffix="." style:num-format="I" text:start-value="4">
        <style:list-level-properties text:space-before="15.01mm" text:min-label-width="4.99mm"/>
      </text:list-level-style-number>
      <text:list-level-style-number text:level="5" text:style-name="Numbering_20_Symbols" style:num-suffix="." style:num-format="I" text:start-value="5">
        <style:list-level-properties text:space-before="20mm" text:min-label-width="4.99mm"/>
      </text:list-level-style-number>
      <text:list-level-style-number text:level="6" text:style-name="Numbering_20_Symbols" style:num-suffix="." style:num-format="I" text:start-value="6">
        <style:list-level-properties text:space-before="25.01mm" text:min-label-width="4.99mm"/>
      </text:list-level-style-number>
      <text:list-level-style-number text:level="7" text:style-name="Numbering_20_Symbols" style:num-suffix="." style:num-format="I" text:start-value="7">
        <style:list-level-properties text:space-before="30.01mm" text:min-label-width="4.99mm"/>
      </text:list-level-style-number>
      <text:list-level-style-number text:level="8" text:style-name="Numbering_20_Symbols" style:num-suffix="." style:num-format="I" text:start-value="8">
        <style:list-level-properties text:space-before="35.02mm" text:min-label-width="4.99mm"/>
      </text:list-level-style-number>
      <text:list-level-style-number text:level="9" text:style-name="Numbering_20_Symbols" style:num-suffix="." style:num-format="I" text:start-value="9">
        <style:list-level-properties text:space-before="40.01mm" text:min-label-width="4.99mm"/>
      </text:list-level-style-number>
      <text:list-level-style-number text:level="10" text:style-name="Numbering_20_Symbols" style:num-suffix="." style:num-format="I" text:start-value="10">
        <style:list-level-properties text:space-before="45.02mm" text:min-label-width="4.99m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mm" text:min-label-distance="1.99mm" style:vertical-pos="middle" style:vertical-rel="baseline" fo:width="9.31mm" fo:height="11.98mm"/>
      </text:list-level-style-image>
      <text:list-level-style-image text:level="2" xlink:href="Pictures/10000201000000210000002ACD96D76B.png" xlink:type="simple" xlink:show="embed" xlink:actuate="onLoad">
        <style:list-level-properties text:min-label-width="11.99mm" text:min-label-distance="1.99mm" style:vertical-pos="middle" style:vertical-rel="baseline" fo:width="9.31mm" fo:height="11.98mm"/>
      </text:list-level-style-image>
      <text:list-level-style-image text:level="3" xlink:href="Pictures/10000201000000210000002ACD96D76B.png" xlink:type="simple" xlink:show="embed" xlink:actuate="onLoad">
        <style:list-level-properties text:min-label-width="11.99mm" text:min-label-distance="1.99mm" style:vertical-pos="middle" style:vertical-rel="baseline" fo:width="9.31mm" fo:height="11.98mm"/>
      </text:list-level-style-image>
      <text:list-level-style-image text:level="4" xlink:href="Pictures/10000201000000210000002ACD96D76B.png" xlink:type="simple" xlink:show="embed" xlink:actuate="onLoad">
        <style:list-level-properties text:min-label-width="11.99mm" text:min-label-distance="1.99mm" style:vertical-pos="middle" style:vertical-rel="baseline" fo:width="9.31mm" fo:height="11.98mm"/>
      </text:list-level-style-image>
      <text:list-level-style-image text:level="5" xlink:href="Pictures/10000201000000210000002ACD96D76B.png" xlink:type="simple" xlink:show="embed" xlink:actuate="onLoad">
        <style:list-level-properties text:min-label-width="11.99mm" text:min-label-distance="1.99mm" style:vertical-pos="middle" style:vertical-rel="baseline" fo:width="9.31mm" fo:height="11.98mm"/>
      </text:list-level-style-image>
      <text:list-level-style-image text:level="6" xlink:href="Pictures/10000201000000210000002ACD96D76B.png" xlink:type="simple" xlink:show="embed" xlink:actuate="onLoad">
        <style:list-level-properties text:min-label-width="11.99mm" text:min-label-distance="1.99mm" style:vertical-pos="middle" style:vertical-rel="baseline" fo:width="9.31mm" fo:height="11.98mm"/>
      </text:list-level-style-image>
      <text:list-level-style-image text:level="7" xlink:href="Pictures/10000201000000210000002ACD96D76B.png" xlink:type="simple" xlink:show="embed" xlink:actuate="onLoad">
        <style:list-level-properties text:min-label-width="11.99mm" text:min-label-distance="1.99mm" style:vertical-pos="middle" style:vertical-rel="baseline" fo:width="9.31mm" fo:height="11.98mm"/>
      </text:list-level-style-image>
      <text:list-level-style-image text:level="8" xlink:href="Pictures/10000201000000210000002ACD96D76B.png" xlink:type="simple" xlink:show="embed" xlink:actuate="onLoad">
        <style:list-level-properties text:min-label-width="11.99mm" text:min-label-distance="1.99mm" style:vertical-pos="middle" style:vertical-rel="baseline" fo:width="9.31mm" fo:height="11.98mm"/>
      </text:list-level-style-image>
      <text:list-level-style-image text:level="9" xlink:href="Pictures/10000201000000210000002ACD96D76B.png" xlink:type="simple" xlink:show="embed" xlink:actuate="onLoad">
        <style:list-level-properties text:min-label-width="11.99mm" text:min-label-distance="1.99mm" style:vertical-pos="middle" style:vertical-rel="baseline" fo:width="9.31mm" fo:height="11.98mm"/>
      </text:list-level-style-image>
      <text:list-level-style-image text:level="10" xlink:href="Pictures/10000201000000210000002ACD96D76B.png" xlink:type="simple" xlink:show="embed" xlink:actuate="onLoad">
        <style:list-level-properties text:min-label-width="11.99mm" text:min-label-distance="1.99mm" style:vertical-pos="middle" style:vertical-rel="baseline" fo:width="9.31mm" fo:height="11.98m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mm" text:min-label-distance="1.99mm" style:vertical-pos="middle" style:vertical-rel="baseline" fo:width="11.27mm" fo:height="12.28mm"/>
      </text:list-level-style-image>
      <text:list-level-style-image text:level="2" xlink:href="Pictures/10000201000000280000002B42E37942.png" xlink:type="simple" xlink:show="embed" xlink:actuate="onLoad">
        <style:list-level-properties text:min-label-width="11.99mm" text:min-label-distance="1.99mm" style:vertical-pos="middle" style:vertical-rel="baseline" fo:width="11.27mm" fo:height="12.28mm"/>
      </text:list-level-style-image>
      <text:list-level-style-image text:level="3" xlink:href="Pictures/10000201000000280000002B42E37942.png" xlink:type="simple" xlink:show="embed" xlink:actuate="onLoad">
        <style:list-level-properties text:min-label-width="11.99mm" text:min-label-distance="1.99mm" style:vertical-pos="middle" style:vertical-rel="baseline" fo:width="11.27mm" fo:height="12.28mm"/>
      </text:list-level-style-image>
      <text:list-level-style-image text:level="4" xlink:href="Pictures/10000201000000280000002B42E37942.png" xlink:type="simple" xlink:show="embed" xlink:actuate="onLoad">
        <style:list-level-properties text:min-label-width="11.99mm" text:min-label-distance="1.99mm" style:vertical-pos="middle" style:vertical-rel="baseline" fo:width="11.27mm" fo:height="12.28mm"/>
      </text:list-level-style-image>
      <text:list-level-style-image text:level="5" xlink:href="Pictures/10000201000000280000002B42E37942.png" xlink:type="simple" xlink:show="embed" xlink:actuate="onLoad">
        <style:list-level-properties text:min-label-width="11.99mm" text:min-label-distance="1.99mm" style:vertical-pos="middle" style:vertical-rel="baseline" fo:width="11.27mm" fo:height="12.28mm"/>
      </text:list-level-style-image>
      <text:list-level-style-image text:level="6" xlink:href="Pictures/10000201000000280000002B42E37942.png" xlink:type="simple" xlink:show="embed" xlink:actuate="onLoad">
        <style:list-level-properties text:min-label-width="11.99mm" text:min-label-distance="1.99mm" style:vertical-pos="middle" style:vertical-rel="baseline" fo:width="11.27mm" fo:height="12.28mm"/>
      </text:list-level-style-image>
      <text:list-level-style-image text:level="7" xlink:href="Pictures/10000201000000280000002B42E37942.png" xlink:type="simple" xlink:show="embed" xlink:actuate="onLoad">
        <style:list-level-properties text:min-label-width="11.99mm" text:min-label-distance="1.99mm" style:vertical-pos="middle" style:vertical-rel="baseline" fo:width="11.27mm" fo:height="12.28mm"/>
      </text:list-level-style-image>
      <text:list-level-style-image text:level="8" xlink:href="Pictures/10000201000000280000002B42E37942.png" xlink:type="simple" xlink:show="embed" xlink:actuate="onLoad">
        <style:list-level-properties text:min-label-width="11.99mm" text:min-label-distance="1.99mm" style:vertical-pos="middle" style:vertical-rel="baseline" fo:width="11.27mm" fo:height="12.28mm"/>
      </text:list-level-style-image>
      <text:list-level-style-image text:level="9" xlink:href="Pictures/10000201000000280000002B42E37942.png" xlink:type="simple" xlink:show="embed" xlink:actuate="onLoad">
        <style:list-level-properties text:min-label-width="11.99mm" text:min-label-distance="1.99mm" style:vertical-pos="middle" style:vertical-rel="baseline" fo:width="11.27mm" fo:height="12.28mm"/>
      </text:list-level-style-image>
      <text:list-level-style-image text:level="10" xlink:href="Pictures/10000201000000280000002B42E37942.png" xlink:type="simple" xlink:show="embed" xlink:actuate="onLoad">
        <style:list-level-properties text:min-label-width="11.99mm" text:min-label-distance="1.99mm" style:vertical-pos="middle" style:vertical-rel="baseline" fo:width="11.27mm" fo:height="12.28m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mm" text:min-label-distance="1.99mm" style:vertical-pos="middle" style:vertical-rel="baseline" fo:width="7.06mm" fo:height="11.98mm"/>
      </text:list-level-style-image>
      <text:list-level-style-image text:level="2" xlink:href="Pictures/10000201000000190000002A5CE2E8CC.png" xlink:type="simple" xlink:show="embed" xlink:actuate="onLoad">
        <style:list-level-properties text:min-label-width="11.99mm" text:min-label-distance="1.99mm" style:vertical-pos="middle" style:vertical-rel="baseline" fo:width="7.06mm" fo:height="11.98mm"/>
      </text:list-level-style-image>
      <text:list-level-style-image text:level="3" xlink:href="Pictures/10000201000000190000002A5CE2E8CC.png" xlink:type="simple" xlink:show="embed" xlink:actuate="onLoad">
        <style:list-level-properties text:min-label-width="11.99mm" text:min-label-distance="1.99mm" style:vertical-pos="middle" style:vertical-rel="baseline" fo:width="7.06mm" fo:height="11.98mm"/>
      </text:list-level-style-image>
      <text:list-level-style-image text:level="4" xlink:href="Pictures/10000201000000190000002A5CE2E8CC.png" xlink:type="simple" xlink:show="embed" xlink:actuate="onLoad">
        <style:list-level-properties text:min-label-width="11.99mm" text:min-label-distance="1.99mm" style:vertical-pos="middle" style:vertical-rel="baseline" fo:width="7.06mm" fo:height="11.98mm"/>
      </text:list-level-style-image>
      <text:list-level-style-image text:level="5" xlink:href="Pictures/10000201000000190000002A5CE2E8CC.png" xlink:type="simple" xlink:show="embed" xlink:actuate="onLoad">
        <style:list-level-properties text:min-label-width="11.99mm" text:min-label-distance="1.99mm" style:vertical-pos="middle" style:vertical-rel="baseline" fo:width="7.06mm" fo:height="11.98mm"/>
      </text:list-level-style-image>
      <text:list-level-style-image text:level="6" xlink:href="Pictures/10000201000000190000002A5CE2E8CC.png" xlink:type="simple" xlink:show="embed" xlink:actuate="onLoad">
        <style:list-level-properties text:min-label-width="11.99mm" text:min-label-distance="1.99mm" style:vertical-pos="middle" style:vertical-rel="baseline" fo:width="7.06mm" fo:height="11.98mm"/>
      </text:list-level-style-image>
      <text:list-level-style-image text:level="7" xlink:href="Pictures/10000201000000190000002A5CE2E8CC.png" xlink:type="simple" xlink:show="embed" xlink:actuate="onLoad">
        <style:list-level-properties text:min-label-width="11.99mm" text:min-label-distance="1.99mm" style:vertical-pos="middle" style:vertical-rel="baseline" fo:width="7.06mm" fo:height="11.98mm"/>
      </text:list-level-style-image>
      <text:list-level-style-image text:level="8" xlink:href="Pictures/10000201000000190000002A5CE2E8CC.png" xlink:type="simple" xlink:show="embed" xlink:actuate="onLoad">
        <style:list-level-properties text:min-label-width="11.99mm" text:min-label-distance="1.99mm" style:vertical-pos="middle" style:vertical-rel="baseline" fo:width="7.06mm" fo:height="11.98mm"/>
      </text:list-level-style-image>
      <text:list-level-style-image text:level="9" xlink:href="Pictures/10000201000000190000002A5CE2E8CC.png" xlink:type="simple" xlink:show="embed" xlink:actuate="onLoad">
        <style:list-level-properties text:min-label-width="11.99mm" text:min-label-distance="1.99mm" style:vertical-pos="middle" style:vertical-rel="baseline" fo:width="7.06mm" fo:height="11.98mm"/>
      </text:list-level-style-image>
      <text:list-level-style-image text:level="10" xlink:href="Pictures/10000201000000190000002A5CE2E8CC.png" xlink:type="simple" xlink:show="embed" xlink:actuate="onLoad">
        <style:list-level-properties text:min-label-width="11.99mm" text:min-label-distance="1.99mm" style:vertical-pos="middle" style:vertical-rel="baseline" fo:width="7.06mm" fo:height="11.98mm"/>
      </text:list-level-style-image>
    </text:list-style>
    <text:list-style style:name="hlp_5f_list_5f_dot" style:display-name="hlp_list_dot">
      <text:list-level-style-bullet text:level="1" text:style-name="Bullet_20_Symbols" text:bullet-char="•">
        <style:list-level-properties text:space-before="6.35mm" text:min-label-width="4.99mm"/>
        <style:text-properties style:font-name="StarSymbol"/>
      </text:list-level-style-bullet>
      <text:list-level-style-bullet text:level="2" text:style-name="Bullet_20_Symbols" text:bullet-char="•">
        <style:list-level-properties text:space-before="12.7mm" text:min-label-width="4.99mm"/>
        <style:text-properties style:font-name="StarSymbol"/>
      </text:list-level-style-bullet>
      <text:list-level-style-bullet text:level="3" text:style-name="Bullet_20_Symbols" text:bullet-char="•">
        <style:list-level-properties text:space-before="19.05mm" text:min-label-width="4.99mm"/>
        <style:text-properties style:font-name="StarSymbol"/>
      </text:list-level-style-bullet>
      <text:list-level-style-bullet text:level="4" text:style-name="Bullet_20_Symbols" text:bullet-char="•">
        <style:list-level-properties text:space-before="25.4mm" text:min-label-width="4.99mm"/>
        <style:text-properties style:font-name="StarSymbol"/>
      </text:list-level-style-bullet>
      <text:list-level-style-bullet text:level="5" text:style-name="Bullet_20_Symbols" text:bullet-char="•">
        <style:list-level-properties text:space-before="31.75mm" text:min-label-width="4.99mm"/>
        <style:text-properties style:font-name="StarSymbol"/>
      </text:list-level-style-bullet>
      <text:list-level-style-bullet text:level="6" text:style-name="Bullet_20_Symbols" text:bullet-char="•">
        <style:list-level-properties text:space-before="38.1mm" text:min-label-width="4.99mm"/>
        <style:text-properties style:font-name="StarSymbol"/>
      </text:list-level-style-bullet>
      <text:list-level-style-bullet text:level="7" text:style-name="Bullet_20_Symbols" text:bullet-char="•">
        <style:list-level-properties text:space-before="44.45mm" text:min-label-width="4.99mm"/>
        <style:text-properties style:font-name="StarSymbol"/>
      </text:list-level-style-bullet>
      <text:list-level-style-bullet text:level="8" text:style-name="Bullet_20_Symbols" text:bullet-char="•">
        <style:list-level-properties text:space-before="50.8mm" text:min-label-width="4.99mm"/>
        <style:text-properties style:font-name="StarSymbol"/>
      </text:list-level-style-bullet>
      <text:list-level-style-bullet text:level="9" text:style-name="Bullet_20_Symbols" text:bullet-char="•">
        <style:list-level-properties text:space-before="57.15mm" text:min-label-width="4.99mm"/>
        <style:text-properties style:font-name="StarSymbol"/>
      </text:list-level-style-bullet>
      <text:list-level-style-bullet text:level="10" text:style-name="Bullet_20_Symbols" text:bullet-char="•">
        <style:list-level-properties text:space-before="63.5mm" text:min-label-width="4.99mm"/>
        <style:text-properties style:font-name="StarSymbol"/>
      </text:list-level-style-bullet>
    </text:list-style>
    <text:list-style style:name="hlp_5f_list_5f_nbr" style:display-name="hlp_list_nbr">
      <text:list-level-style-number text:level="1" style:num-suffix="." style:num-format="1">
        <style:list-level-properties text:space-before="6.35mm" text:min-label-width="4.99mm"/>
      </text:list-level-style-number>
      <text:list-level-style-number text:level="2" style:num-suffix="." style:num-format="1">
        <style:list-level-properties text:space-before="12.7mm" text:min-label-width="4.99mm"/>
      </text:list-level-style-number>
      <text:list-level-style-number text:level="3" style:num-suffix="." style:num-format="1">
        <style:list-level-properties text:space-before="19.05mm" text:min-label-width="4.99mm"/>
      </text:list-level-style-number>
      <text:list-level-style-number text:level="4" style:num-suffix="." style:num-format="1">
        <style:list-level-properties text:space-before="25.4mm" text:min-label-width="4.99mm"/>
      </text:list-level-style-number>
      <text:list-level-style-number text:level="5" style:num-suffix="." style:num-format="1">
        <style:list-level-properties text:space-before="31.75mm" text:min-label-width="4.99mm"/>
      </text:list-level-style-number>
      <text:list-level-style-number text:level="6" style:num-suffix="." style:num-format="1">
        <style:list-level-properties text:space-before="38.1mm" text:min-label-width="4.99mm"/>
      </text:list-level-style-number>
      <text:list-level-style-number text:level="7" style:num-suffix="." style:num-format="1">
        <style:list-level-properties text:space-before="44.45mm" text:min-label-width="4.99mm"/>
      </text:list-level-style-number>
      <text:list-level-style-number text:level="8" style:num-suffix="." style:num-format="1">
        <style:list-level-properties text:space-before="50.8mm" text:min-label-width="4.99mm"/>
      </text:list-level-style-number>
      <text:list-level-style-number text:level="9" style:num-suffix="." style:num-format="1">
        <style:list-level-properties text:space-before="57.15mm" text:min-label-width="4.99mm"/>
      </text:list-level-style-number>
      <text:list-level-style-number text:level="10" style:num-suffix="." style:num-format="1">
        <style:list-level-properties text:space-before="63.5mm" text:min-label-width="4.99mm"/>
      </text:list-level-style-number>
    </text:list-style>
    <text:list-style style:name="hlp_5f_tag" style:display-name="hlp_tag">
      <text:list-level-style-bullet text:level="1" text:style-name="Bullet_20_Symbols" text:bullet-char="➔">
        <style:list-level-properties text:space-before="6.35mm"/>
        <style:text-properties style:font-name="StarSymbol"/>
      </text:list-level-style-bullet>
      <text:list-level-style-bullet text:level="2" text:style-name="Bullet_20_Symbols" text:bullet-char="➔">
        <style:list-level-properties text:space-before="12.7mm"/>
        <style:text-properties style:font-name="StarSymbol"/>
      </text:list-level-style-bullet>
      <text:list-level-style-bullet text:level="3" text:style-name="Bullet_20_Symbols" text:bullet-char="➔">
        <style:list-level-properties text:space-before="19.05mm"/>
        <style:text-properties style:font-name="StarSymbol"/>
      </text:list-level-style-bullet>
      <text:list-level-style-bullet text:level="4" text:style-name="Bullet_20_Symbols" text:bullet-char="➔">
        <style:list-level-properties text:space-before="25.4mm"/>
        <style:text-properties style:font-name="StarSymbol"/>
      </text:list-level-style-bullet>
      <text:list-level-style-bullet text:level="5" text:style-name="Bullet_20_Symbols" text:bullet-char="➔">
        <style:list-level-properties text:space-before="31.75mm"/>
        <style:text-properties style:font-name="StarSymbol"/>
      </text:list-level-style-bullet>
      <text:list-level-style-bullet text:level="6" text:style-name="Bullet_20_Symbols" text:bullet-char="➔">
        <style:list-level-properties text:space-before="38.1mm"/>
        <style:text-properties style:font-name="StarSymbol"/>
      </text:list-level-style-bullet>
      <text:list-level-style-bullet text:level="7" text:style-name="Bullet_20_Symbols" text:bullet-char="➔">
        <style:list-level-properties text:space-before="44.45mm"/>
        <style:text-properties style:font-name="StarSymbol"/>
      </text:list-level-style-bullet>
      <text:list-level-style-bullet text:level="8" text:style-name="Bullet_20_Symbols" text:bullet-char="➔">
        <style:list-level-properties text:space-before="50.8mm"/>
        <style:text-properties style:font-name="StarSymbol"/>
      </text:list-level-style-bullet>
      <text:list-level-style-bullet text:level="9" text:style-name="Bullet_20_Symbols" text:bullet-char="➔">
        <style:list-level-properties text:space-before="57.15mm"/>
        <style:text-properties style:font-name="StarSymbol"/>
      </text:list-level-style-bullet>
      <text:list-level-style-bullet text:level="10" text:style-name="Bullet_20_Symbols" text:bullet-char="➔">
        <style:list-level-properties text:space-before="63.5m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start" style:justify-single-word="false">
        <style:tab-stops>
          <style:tab-stop style:position="99.75mm"/>
          <style:tab-stop style:position="169.99m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mm" fo:page-height="279.4mm" style:num-format="1" style:print-orientation="portrait" fo:margin-top="16mm" fo:margin-bottom="16mm" fo:margin-left="16mm" fo:margin-right="16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16mm" fo:margin-bottom="16mm" fo:margin-left="16mm" fo:margin-right="16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09.99mm" fo:page-height="296.99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4">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text:page-number>/<text:page-count>48</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dc:subject>  </dc:subject>
    <meta:creation-date>2018-09-30T23:32:33.22</meta:creation-date>
    <dc:language>en-US</dc:language>
    <meta:editing-cycles>1</meta:editing-cycles>
    <meta:editing-duration>P0D</meta:editing-duration>
    <meta:document-statistic meta:table-count="4" meta:image-count="4" meta:object-count="0" meta:page-count="48" meta:paragraph-count="1227" meta:word-count="13211" meta:character-count="8185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 "1.1.6") ' fill with your values
  setExtensionDescription("en, de")
  setDisplayName("en", "OpenOffice typography tools for yWriter users.")
  setDisplayName("de", "OpenOffice-Typographiewerkzeuge für yWriter-Anwender.")
  setTooltip("en, de", "en") ' deprecated ! starting from 3.1,use instead setExtensionDescription
endDescription  


beginAnnexes 
  useLibrary("Basic", "OOTyW/")
endAnnexes


beginAddonUI


  beginOfficeToolbar

    beginTbTitles("Writer")
      setTitle("OOTyW de-DE")
    endTbTitles

		beginButton()
            beginTitles("Writer")
              setTitle("Convert ellipses and apostrophes", "en")
              setTitle("Konvertiere Ellipsen und Apostrophe", "de")
            endTitles
            setURL("Basic", "OOTyW", "Common", "Main")
			setImage("icons/Work")
		endButton

		beginButton()
            beginTitles("Writer")
              setTitle("en-dash to two hyphens (– → --)", "en")
              setTitle("Gedankenstrich zu zwei Trennstrichen (– → --)", "de")
            endTitles
            setURL("Basic", "OOTyW", "Revert", "En_dash")
			setImage("icons/DoubleHyphen")
		endButton    

		beginButton()
            beginTitles("Writer")
              setTitle("two hyphens to en-dash (-- → –)", "en")
              setTitle("zwei Trennstriche zu Gedankenstrich (-- → –)", "de")
            endTitles
            setURL("Basic", "OOTyW", "Common", "En_dash")
			setImage("icons/EnDash")
		endButton    

        addSeparator

		beginButton()
            beginTitles("Writer")
              setTitle("Load template for RTF edit", "en")
              setTitle("Dokumentenvorlage für RTF-Bearbeitung laden", "de")
            endTitles
            setURL("Basic", "OOTyW", "RTFedit", "Format")
			setImage("icons/Template")
		endButton
		beginButton()
            beginTitles("Writer")
              setTitle("Show direct speech (works with german style quotation marks)", "en")
              setTitle("Zeige wörtliche Rede", "de")
            endTitles
            setURL("Basic", "OOTyW", "QM_de_DE", "ShowDirectSpeech")
			setImage("icons/DirectSpeech")
		endButton

        addSeparator

		beginButton()
            beginTitles("Writer")
              setTitle("Back to standard view", "en")
              setTitle("Zurück zur Normalansicht", "de")
            endTitles
            setURL("Basic", "OOTyW", "QM_de_DE", "StandardView")
			setImage("icons/StandardView")
		endButton    

  endOfficeToolbar
  
  

  beginOfficeToolbar

    beginTbTitles("Writer")
      setTitle("OOTyW en-US")
    endTbTitles
    		beginButton()
            beginTitles("Writer")
              setTitle("Convert ellipses and apostrophes", "en")
            endTitles
            setURL("Basic", "OOTyW", "Common", "Main")
			setImage("icons/Work")
		endButton

		beginButton()
            beginTitles("Writer")
              setTitle("em-dash to two hyphens (— → --)", "en")
            endTitles
            setURL("Basic", "OOTyW", "Revert", "Em_dash")
			setImage("icons/DoubleHyphen")
		endButton    

		beginButton()
            beginTitles("Writer")
              setTitle("two hyphens to em-dash (-- → —)", "en")
            endTitles
            setURL("Basic", "OOTyW", "Common", "Em_dash")
			setImage("icons/EmDash")
		endButton    

        addSeparator

		beginButton()
            beginTitles("Writer")
              setTitle("Load template for RTF edit", "en")
            endTitles
            setURL("Basic", "OOTyW", "RTFedit", "Format")
			setImage("icons/Template")
		endButton

        addSeparator

		beginButton()
            beginTitles("Writer")
              setTitle("Show direct speech (works with AE style quotation marks)", "en")
            endTitles
            setURL("Basic", "OOTyW", "QM_en_US", "ShowDirectSpeech")
			setImage("icons/DirectSpeech")
		endButton

		beginButton()
            beginTitles("Writer")
              setTitle("Back to standard view", "en")
            endTitles
            setURL("Basic", "OOTyW", "QM_en_US", "StandardView")
			setImage("icons/StandardView")
		endButton    

  endOfficeToolbar



  beginOfficeToolbar

    beginTbTitles("Writer")
      setTitle("OOTyW en-GB")
    endTbTitles
    		beginButton()
            beginTitles("Writer")
              setTitle("Convert ellipses and apostrophes", "en")
            endTitles
            setURL("Basic", "OOTyW", "Common", "Main")
			setImage("icons/Work")
		endButton

		beginButton()
            beginTitles("Writer")
              setTitle("em-dash to two hyphens (— → --)", "en")
            endTitles
            setURL("Basic", "OOTyW", "Revert", "Em_dash")
			setImage("icons/DoubleHyphen")
		endButton    

		beginButton()
            beginTitles("Writer")
              setTitle("two hyphens to em-dash (-- → —)", "en")
            endTitles
            setURL("Basic", "OOTyW", "Common", "Em_dash")
			setImage("icons/EmDash")
		endButton    

        addSeparator

		beginButton()
            beginTitles("Writer")
              setTitle("Load template for RTF edit", "en")
            endTitles
            setURL("Basic", "OOTyW", "RTFedit", "Format")
			setImage("icons/Template")
		endButton

        addSeparator

		beginButton()
            beginTitles("Writer")
              setTitle("Show direct speech (works with BE style quotation marks)", "en")
            endTitles
            setURL("Basic", "OOTyW", "QM_en_GB", "ShowDirectSpeech")
			setImage("icons/DirectSpeech")
		endButton

		beginButton()
            beginTitles("Writer")
              setTitle("Back to standard view", "en")
            endTitles
            setURL("Basic", "OOTyW", "QM_en_GB", "StandardView")
			setImage("icons/StandardView")
		endButton    

  endOfficeToolbar



  beginAddonMenu

    beginMenu
      beginTitles
	    setTitle("OOTyW de-DE")
      endTitles

      beginMenuItems

		beginCommand
            beginTitles("Writer")
              setTitle("Format all to German typographical style", "en")
              setTitle("Formatiere alles nach deutschen Regeln", "de")
            endTitles
            setURL("Basic", "OOTyW", "QM_de_DE", "Main")
		endCommand
		
		beginCommand
            beginTitles("Writer")
              setTitle("Back to typewriter style", "en")
              setTitle("Zurück zum Schreibmaschinenstil", "de")
            endTitles
            setURL("Basic", "OOTyW", "QM_de_DE", "TypewriterView")
		endCommand

        addSeparator

		beginCommand
            beginTitles("Writer")
              setTitle("Gedankenstriche und Ellipsen gegen Trennung schützen", "de")
              setTitle("Protect dashes and ellipses against hyphenation", "en")
            endTitles
            setURL("Basic", "OOTyW", "QM_de_DE", "ProtectQM")
		endCommand

		beginCommand
            beginTitles("Writer")
              setTitle("Trennschutz für Gedankenstriche und Ellipsen aufheben", "de")
              setTitle("Unprotect dashes and ellipses against hyphenation", "en")
            endTitles
            setURL("Basic", "OOTyW", "QM_de_DE", "UnprotectQM")
		endCommand

        addSeparator

		beginCommand
		    beginTitles("Writer")
              setTitle("Number sign to apostrophe (# → ’)", "en")
              setTitle("Raute zu Apostroph (# → ’)", "de")
            endTitles
            setURL("Basic", "OOTyW", "Common", "Apostrophe")
			setImage("icons/Apostrophe")
		endCommand

		beginCommand
            beginTitles("Writer")
              setTitle("Three periods to ellipsis (... → …)", "en")
             setTitle("Drei Punkte zu Ellipse (... → …)", "de")
             endTitles
            setURL("Basic", "OOTyW", "Common", "Ellipsis")
			setImage("icons/Ellipsis")
		endCommand
		
		beginCommand
            beginTitles("Writer")
              setTitle("Two hyphens to en-dash (-- → –)", "en")
              setTitle("Zwei Trennstriche zu Gedankenstrich (-- → –)", "de")
            endTitles
            setURL("Basic", "OOTyW", "Common", "En_dash")
		endCommand
		
		beginCommand
            beginTitles("Writer")
              setTitle("En-dash to two hyphens (– → --)", "en")
              setTitle("Gedankenstrich zu zwei Trennstrichen (– → --)", "de")
            endTitles
            setURL("Basic", "OOTyW", "Revert", "En_dash")
		endCommand
		
        addSeparator

		beginCommand
            beginTitles("Writer")
              setTitle("German style quotation marks to chevrons („, ‘“ → »› ‹«)", "en")
              setTitle("Gänsefüßchen zu Chevrons („, ‘“ → »› ‹«)", "de")
            endTitles
            setURL("Basic", "OOTyW", "QM_de_DE", "Chevrons")
		endCommand
		
		beginCommand
            beginTitles("Writer")
              setTitle("Chevrons to German style quotation marks (»› ‹« → „, ‘“)", "en")
              setTitle("Chevrons zu Gänsefüßchen (»› ‹« → „, ‘“)", "de")
            endTitles
            setURL("Basic", "OOTyW", "QM_de_DE", "Anfuehrungszeichen")
		endCommand

        addSeparator
        
        beginCommand
            beginTitles("Writer")
              setTitle("Load tempate for RTF edit", "en")
              setTitle("Dokumentenvorlage für RTF-Bearbeitung laden", "de")
            endTitles
            setURL("Basic", "OOTyW", "RTFedit", "Format")
		endCommand

        addSeparator

		beginCommand
            beginTitles("Writer")
              setTitle("Show direct speech (works with german style quotation marks)", "en")
              setTitle("Zeige wörtliche Rede", "de")
            endTitles
            setURL("Basic", "OOTyW", "QM_de_DE", "ShowDirectSpeech")
		endCommand

		beginCommand
            beginTitles("Writer")
              setTitle("Back to standard view", "en")
              setTitle("Zurück zur Normalansicht", "de")
            endTitles
            setURL("Basic", "OOTyW", "QM_de_DE", "StandardView")
		endCommand    

      endMenuItems
    endMenu


    beginMenu
      beginTitles
	    setTitle("OOTyW en-US")
      endTitles

      beginMenuItems
		
		beginCommand
            beginTitles("Writer")
              setTitle("Format all to AE style", "en")
            endTitles
            setURL("Basic", "OOTyW", "QM_en_US", "Main")
		endCommand
		
		beginCommand
            beginTitles("Writer")
              setTitle("Back to typewriter style", "en")
            endTitles
            setURL("Basic", "OOTyW", "QM_en_US", "TypewriterView")
		endCommand

        addSeparator
		
		beginCommand
		    beginTitles("Writer")
              setTitle("Number sign to apostrophe (# → ’)", "en")
            endTitles
            setURL("Basic", "OOTyW", "Common", "Apostrophe")
			setImage("icons/Apostrophe")
		endCommand

		beginCommand
            beginTitles("Writer")
              setTitle("Three periods to ellipsis (... → …)", "en")
             endTitles
            setURL("Basic", "OOTyW", "Common", "Ellipsis")
			setImage("icons/Ellipsis")
		endCommand
		
		beginCommand
            beginTitles("Writer")
              setTitle("Two hyphens to em-dash (-- → —)", "en")
            endTitles
            setURL("Basic", "OOTyW", "Common", "Em_dash")
		endCommand
		
		beginCommand
            beginTitles("Writer")
              setTitle("Em-dash to two hyphens (— → --)", "en")
            endTitles
            setURL("Basic", "OOTyW", "Revert", "Em_dash")
		endCommand
		
        addSeparator

		beginCommand
            beginTitles("Writer")
              setTitle("Show direct speech (works with AE style quotation marks)", "en")
            endTitles
            setURL("Basic", "OOTyW", "QM_en_US", "ShowDirectSpeech")
		endCommand

		beginCommand
            beginTitles("Writer")
              setTitle("Back to standard view", "en")
            endTitles
            setURL("Basic", "OOTyW", "QM_en_US", "StandardView")
		endCommand    

        addSeparator

		beginCommand
            beginTitles("Writer")
              setTitle("Load tempate for RTF edit", "en")
            endTitles
            setURL("Basic", "OOTyW", "RTFedit", "Format")
		endCommand

      endMenuItems
    endMenu

    beginMenu
      beginTitles
	    setTitle("OOTyW en-GB")
      endTitles

      beginMenuItems
		
		beginCommand
            beginTitles("Writer")
              setTitle("Format all to BE style", "en")
            endTitles
            setURL("Basic", "OOTyW", "QM_en_GB", "Main")
		endCommand
		
		beginCommand
            beginTitles("Writer")
              setTitle("Back to typewriter style", "en")
            endTitles
            setURL("Basic", "OOTyW", "QM_en_GB", "TypewriterView")
		endCommand

        addSeparator
		
		beginCommand
		    beginTitles("Writer")
              setTitle("Number sign to apostrophe (# → ’)", "en")
            endTitles
            setURL("Basic", "OOTyW", "Common", "Apostrophe")
			setImage("icons/Apostrophe")
		endCommand

		beginCommand
            beginTitles("Writer")
              setTitle("Three periods to ellipsis (... → …)", "en")
             endTitles
            setURL("Basic", "OOTyW", "Common", "Ellipsis")
			setImage("icons/Ellipsis")
		endCommand
		
		beginCommand
            beginTitles("Writer")
              setTitle("Two hyphens to em-dash (-- → —)", "en")
            endTitles
            setURL("Basic", "OOTyW", "Common", "Em_dash")
		endCommand
		
		beginCommand
            beginTitles("Writer")
              setTitle("Em-dash to two hyphens (— → --)", "en")
            endTitles
            setURL("Basic", "OOTyW", "Revert", "Em_dash")
		endCommand
		
        addSeparator

		beginCommand
            beginTitles("Writer")
              setTitle("Show direct speech (works with BE style quotation marks)", "en")
            endTitles
            setURL("Basic", "OOTyW", "QM_en_GB", "ShowDirectSpeech")
		endCommand

		beginCommand
            beginTitles("Writer")
              setTitle("Back to standard view", "en")
            endTitles
            setURL("Basic", "OOTyW", "QM_en_GB", "StandardView")
		endCommand    

        addSeparator

		beginCommand
            beginTitles("Writer")
              setTitle("Load tempate for RTF edit", "en")
            endTitles
            setURL("Basic", "OOTyW", "RTFedit", "Format")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